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1"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6"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17" style:family="paragraph" style:parent-style-name="Standard">
      <style:paragraph-properties fo:text-align="justify" style:justify-single-word="false" style:text-autospace="none"/>
      <style:text-properties style:font-name="Arial2"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fo:text-align="justify" style:justify-single-word="false" style:text-autospace="none"/>
      <style:text-properties style:font-name="Arial2" fo:font-size="15pt" style:text-underline-style="none" style:font-name-asian="Arial2" style:font-size-asian="15pt" style:font-name-complex="Arial2" style:font-size-complex="15pt"/>
    </style:style>
    <style:style style:name="P20"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1" style:family="paragraph" style:parent-style-name="Standard">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22" style:family="paragraph" style:parent-style-name="Standard">
      <style:paragraph-properties fo:text-align="justify" style:justify-single-word="false" style:text-autospace="none"/>
    </style:style>
    <style:style style:name="P23" style:family="paragraph" style:parent-style-name="Standard">
      <style:paragraph-properties fo:text-align="justify" style:justify-single-word="false" style:text-autospace="none"/>
      <style:text-properties style:font-name="Arial" fo:font-size="12pt" style:font-name-asian="Arial2" style:font-size-asian="12pt" style:font-name-complex="Arial2" style:font-size-complex="12pt"/>
    </style:style>
    <style:style style:name="P24" style:family="paragraph" style:parent-style-name="Header">
      <style:paragraph-properties fo:text-align="center" style:justify-single-word="false"/>
      <style:text-properties fo:font-size="6pt" style:font-size-asian="6pt" style:font-size-complex="6pt"/>
    </style:style>
    <style:style style:name="P25" style:family="paragraph" style:parent-style-name="Default" style:list-style-name="L3">
      <style:paragraph-properties fo:margin-left="0cm" fo:margin-right="0cm" fo:text-indent="0cm" style:auto-text-indent="false" style:text-autospace="none"/>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26" style:family="paragraph" style:parent-style-name="Default" style:list-style-name="L3">
      <style:paragraph-properties fo:margin-left="0cm" fo:margin-right="0cm" fo:text-indent="0cm" style:auto-text-indent="false" style:text-autospace="none"/>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27" style:family="paragraph" style:parent-style-name="Default" style:list-style-name="L5">
      <style:paragraph-properties fo:margin-left="0cm" fo:margin-right="0cm" fo:text-indent="0cm" style:auto-text-indent="false" style:text-autospace="none"/>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28" style:family="paragraph" style:parent-style-name="Default" style:list-style-name="L5">
      <style:paragraph-properties fo:margin-left="0cm" fo:margin-right="0cm" fo:text-indent="0cm" style:auto-text-indent="false" style:text-autospace="none"/>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29" style:family="paragraph" style:parent-style-name="Default" style:list-style-name="L4">
      <style:paragraph-properties fo:margin-left="0cm" fo:margin-right="0cm" fo:text-indent="0cm" style:auto-text-indent="false" style:text-autospace="none"/>
      <style:text-properties style:font-name="Arial" fo:font-size="12pt" style:font-name-asian="Times New Roman1" style:font-size-asian="12pt" style:font-name-complex="Times New Roman1" style:font-size-complex="12pt"/>
    </style:style>
    <style:style style:name="P30" style:family="paragraph" style:parent-style-name="Default" style:list-style-name="L5">
      <style:paragraph-properties fo:margin-left="0cm" fo:margin-right="0cm" fo:text-indent="0cm" style:auto-text-indent="false" style:text-autospace="none"/>
      <style:text-properties style:font-name="Arial" fo:font-size="12pt" style:font-size-asian="12pt" style:font-size-complex="12pt"/>
    </style:style>
    <style:style style:name="P31" style:family="paragraph" style:parent-style-name="Default" style:list-style-name="L5">
      <style:paragraph-properties fo:margin-left="0cm" fo:margin-right="0cm" fo:text-indent="0cm" style:auto-text-indent="false" style:text-autospace="none"/>
      <style:text-properties style:font-name="Arial" fo:font-size="12pt" style:font-size-asian="12pt" style:font-size-complex="12pt"/>
    </style:style>
    <style:style style:name="P32" style:family="paragraph" style:parent-style-name="Standard" style:list-style-name="L1">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3" style:family="paragraph" style:parent-style-name="Standard" style:list-style-name="L2">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4"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5" style:family="paragraph" style:parent-style-name="Standard" style:list-style-name="L6">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6" style:family="paragraph" style:parent-style-name="Standard" style:list-style-name="L7">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7"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38" style:family="paragraph" style:parent-style-name="Standard" style:list-style-name="L3">
      <style:paragraph-properties fo:text-align="justify" style:justify-single-word="false" style:text-autospace="none"/>
      <style:text-properties style:font-name="Arial" fo:font-size="12pt" style:font-name-asian="Arial2" style:font-size-asian="12pt" style:font-name-complex="Arial2" style:font-size-complex="12pt"/>
    </style:style>
    <style:style style:name="P39" style:family="paragraph" style:parent-style-name="Standard" style:list-style-name="L5">
      <style:paragraph-properties fo:text-align="justify" style:justify-single-word="false" style:text-autospace="none"/>
      <style:text-properties fo:color="#000000" style:font-name="Arial" fo:font-size="12pt" style:font-name-asian="Times New Roman1" style:font-size-asian="12pt" style:font-name-complex="Times New Roman1" style:font-size-complex="12pt"/>
    </style:style>
    <style:style style:name="P40" style:family="paragraph" style:parent-style-name="Standard">
      <style:paragraph-properties fo:text-align="justify" style:justify-single-word="false" fo:break-before="page" style:text-autospace="none"/>
      <style:text-properties style:font-name="Arial2" fo:font-size="12pt" style:font-name-asian="Arial2" style:font-size-asian="12pt" style:font-name-complex="Arial2" style:font-size-complex="12pt"/>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font-name="Arial2" fo:font-size="12pt" style:font-name-asian="Arial2" style:font-size-asian="12pt" style:font-name-complex="Arial2" style:font-size-complex="12pt"/>
    </style:style>
    <style:style style:name="T6" style:family="text">
      <style:text-properties style:font-name="Arial2" fo:font-size="12pt" fo:font-style="italic" style:font-name-asian="Arial2" style:font-size-asian="12pt" style:font-style-asian="italic" style:font-name-complex="Arial2" style:font-size-complex="12pt" style:font-style-complex="italic"/>
    </style:style>
    <style:style style:name="T7" style:family="text">
      <style:text-properties style:font-name="Arial2" fo:font-size="12pt" fo:language="en" fo:country="US" fo:font-style="italic" style:font-name-asian="Arial2" style:font-size-asian="12pt" style:font-style-asian="italic" style:font-name-complex="Arial2" style:font-size-complex="12pt" style:font-style-complex="italic"/>
    </style:style>
    <style:style style:name="T8" style:family="text">
      <style:text-properties style:font-name="Arial2" fo:font-size="12pt" style:text-underline-style="none" style:font-name-asian="Arial2" style:font-size-asian="12pt" style:font-name-complex="Arial2" style:font-size-complex="12pt"/>
    </style:style>
    <style:style style:name="T9" style:family="text">
      <style:text-properties fo:color="#000000" style:font-name="Arial" fo:font-size="12pt" style:font-name-asian="Times New Roman1" style:font-size-asian="12pt" style:font-name-complex="Times New Roman1" style:font-size-complex="12pt"/>
    </style:style>
    <style:style style:name="T10" style:family="text">
      <style:text-properties fo:color="#000000" style:font-name="Arial" fo:font-size="12pt" fo:font-style="italic" style:font-name-asian="Times New Roman1" style:font-size-asian="12pt" style:font-style-asian="italic" style:font-name-complex="Times New Roman1" style:font-size-complex="12pt" style:font-style-complex="italic"/>
    </style:style>
    <style:style style:name="T11" style:family="text">
      <style:text-properties fo:color="#000000" style:font-name="Arial" fo:font-size="12pt" fo:font-style="normal" style:font-name-asian="Times New Roman1" style:font-size-asian="12pt" style:font-style-asian="normal" style:font-name-complex="Times New Roman1" style:font-size-complex="12pt" style:font-style-complex="normal"/>
    </style:style>
    <style:style style:name="T12" style:family="text">
      <style:text-properties fo:color="#000000" style:font-name="Arial" fo:font-size="12pt" fo:language="en" fo:country="US" fo:font-style="italic" style:font-name-asian="Times New Roman1" style:font-size-asian="12pt" style:font-style-asian="italic" style:font-name-complex="Times New Roman1" style:font-size-complex="12pt" style:font-style-complex="italic"/>
    </style:style>
    <style:style style:name="T13" style:family="text">
      <style:text-properties fo:color="#000000" style:text-line-through-style="none" style:text-underline-style="none" style:font-name-asian="Times New Roman1" style:font-name-complex="Times New Roman1"/>
    </style:style>
    <style:style style:name="T14" style:family="text">
      <style:text-properties fo:color="#000000" style:text-line-through-style="none" fo:font-style="italic" style:text-underline-style="none" style:font-name-asian="Times New Roman1" style:font-style-asian="italic" style:font-name-complex="Times New Roman1" style:font-style-complex="italic"/>
    </style:style>
    <style:style style:name="T15" style:family="text">
      <style:text-properties fo:color="#000000" style:text-line-through-style="none" fo:font-style="normal" style:text-underline-style="none" style:font-name-asian="Times New Roman1" style:font-style-asian="normal" style:font-name-complex="Times New Roman1" style:font-style-complex="normal"/>
    </style:style>
    <style:style style:name="T16" style:family="text">
      <style:text-properties fo:color="#000000" style:text-line-through-style="none" fo:language="en" fo:country="US" fo:font-style="italic" style:text-underline-style="none" style:font-name-asian="Times New Roman1" style:font-style-asian="italic" style:font-name-complex="Times New Roman1" style:font-style-complex="italic"/>
    </style:style>
    <style:style style:name="T17" style:family="text">
      <style:text-properties fo:color="#000000" style:font-name-asian="Times New Roman1" style:font-name-complex="Times New Roman1"/>
    </style:style>
    <style:style style:name="T18" style:family="text">
      <style:text-properties fo:color="#000000" fo:font-style="italic" style:font-name-asian="Times New Roman1" style:font-style-asian="italic" style:font-name-complex="Times New Roman1" style:font-style-complex="italic"/>
    </style:style>
    <style:style style:name="T19" style:family="text">
      <style:text-properties fo:color="#000000" fo:font-style="normal" style:font-name-asian="Times New Roman1" style:font-style-asian="normal" style:font-name-complex="Times New Roman1" style:font-style-complex="normal"/>
    </style:style>
    <style:style style:name="T20" style:family="text">
      <style:text-properties style:font-name="Arial" fo:font-size="12pt" style:font-name-asian="Arial2" style:font-size-asian="12pt" style:font-name-complex="Arial2"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tudio di fattibilità : Progetto BR-jsys</text:p>
          </table:table-cell>
          <table:table-cell table:style-name="Tabella4.B1" office:value-type="string">
            <text:p text:style-name="P9">22 Novembre 2007</text:p>
          </table:table-cell>
        </table:table-row>
        <table:table-row>
          <table:table-cell table:style-name="Tabella4.A2" office:value-type="string">
            <text:p text:style-name="P8">Documento interno – v1.0</text:p>
          </table:table-cell>
          <table:table-cell table:style-name="Tabella4.B2" office:value-type="string">
            <text:p text:style-name="P9">Studio_di_fattibilita_BR-jsys_1.0.odt</text:p>
          </table:table-cell>
        </table:table-row>
      </table:table>
      <text:p text:style-name="P12"/>
      <text:p text:style-name="P12"/>
      <text:p text:style-name="P13">Redazione:</text:p>
      <text:p text:style-name="P15"><text:tab/><text:tab/><text:tab/>22/11/2007<text:tab/>Diego Benin</text:p>
      <text:p text:style-name="P18"/>
      <text:p text:style-name="P18">Revisione:<text:tab/></text:p>
      <text:p text:style-name="P15"><text:tab/><text:tab/><text:tab/><text:span text:style-name="T2">Davide Compagnin</text:span></text:p>
      <text:p text:style-name="P18"/>
      <text:p text:style-name="P18">Approvazione:</text:p>
      <text:p text:style-name="P18"><text:tab/><text:tab/><text:tab/><text:span text:style-name="T2">_________</text:span><text:span text:style-name="T2"><text:tab/>__________<text:tab/><text:tab/><text:tab/><text:tab/></text:span></text:p>
      <text:p text:style-name="P18"/>
      <text:p text:style-name="P18">Lista di distribuzione:</text:p>
      <text:p text:style-name="P15"><text:tab/><text:tab/><text:tab/><text:tab/><text:tab/><text:tab/>Vardanega Tullio</text:p>
      <text:p text:style-name="P15"><text:tab/><text:tab/><text:tab/><text:tab/><text:tab/><text:tab/>Palazzi Claudio</text:p>
      <text:p text:style-name="P15"><text:tab/><text:tab/><text:tab/><text:tab/><text:tab/><text:tab/>Stylosoft</text:p>
      <text:p text:style-name="P15"/>
      <text:p text:style-name="P16"/>
      <text:p text:style-name="P16"/>
      <text:p text:style-name="P16">Sommario</text:p>
      <text:p text:style-name="P16"/>
      <text:p text:style-name="P17"><text:tab/><text:span text:style-name="T3">Il presente documento ha come finalità la presentazione dello studio preliminare effettuato sul capitolato intitolato “Progetto BR-jsys”. In seguito ad una sommaria descrizione del progetto e alla presentazione dei requisiti richiesti dal committente, viene motivata la mancata adesione al suddetto.</text:span></text:p>
      <text:p text:style-name="P20"/>
      <text:p text:style-name="P40"/>
      <text:p text:style-name="P17">Indice</text:p>
      <text:p text:style-name="P17"/>
      <text:list text:style-name="L1">
        <text:list-header>
          <text:p text:style-name="P32">1. Oggetto dello studio di fattibilità..............................................................<text:tab/>p. 3</text:p>
        </text:list-header>
      </text:list>
      <text:p text:style-name="P20"/>
      <text:list text:style-name="L2">
        <text:list-header>
          <text:p text:style-name="P33">2. Descrizione sommaria del progetto.........................................................<text:tab/>p. 3</text:p>
        </text:list-header>
      </text:list>
      <text:p text:style-name="P20"/>
      <text:p text:style-name="P20"><text:tab/>3. Conoscenze essenziali per la realizzazione del progetto........................<text:tab/>p. 4</text:p>
      <text:p text:style-name="P20"/>
      <text:p text:style-name="P20"><text:tab/>4. Fattibilità..................................................................................................p. 4</text:p>
      <text:p text:style-name="P20"/>
      <text:p text:style-name="P40"/>
      <text:p text:style-name="P17">1. Oggetto dello studio di fattibilità</text:p>
      <text:p text:style-name="P17"/>
      <text:p text:style-name="P22"><text:span text:style-name="T5"><text:tab/>Il presente studio di fattibilità ha come oggetto un sistema software prototipale per la gestione ed esecuzione di </text:span><text:span text:style-name="T6">“business </text:span><text:span text:style-name="T7">rules</text:span><text:span text:style-name="T6">”</text:span><text:span text:style-name="T5"> in ambito gestionale. Di seguito tale sistema software verrà denominato “progetto BR-jsys”. Il committente del progetto è l'azienda nazionale “Zucchetti”.</text:span></text:p>
      <text:p text:style-name="P20"/>
      <text:p text:style-name="P15">2. Descrizione sommaria del progetto</text:p>
      <text:p text:style-name="P17"><text:line-break/><text:span text:style-name="T3"><text:tab/></text:span><text:span text:style-name="T9">Il progetto BR-jsys fa parte di un più ampio progetto globale intrapreso dall'azienda committente, i cui obiettivi sono i seguenti: </text:span></text:p>
      <text:p text:style-name="P23"/>
      <text:list text:style-name="L3">
        <text:list-item>
          <text:p text:style-name="P38"><text:span text:style-name="T17">automazione nello sviluppo di sistemi informatici “gestionali” transazionali basati su </text:span><text:span text:style-name="T18">database </text:span><text:span text:style-name="T19">relazionali </text:span></text:p>
        </text:list-item>
        <text:list-item>
          <text:p text:style-name="P25">generazione automatica del codice a partire da modelli ottenuti nelle fasi di analisi </text:p>
        </text:list-item>
        <text:list-item>
          <text:p text:style-name="P25">graduale spostamento delle attività di realizzazione delle applicazioni dalla fase di codifica a quella di analisi </text:p>
        </text:list-item>
      </text:list>
      <text:list text:style-name="L4">
        <text:list-item>
          <text:p text:style-name="P29">realizzazione di “piattaforme applicative”, cioè procedure altamente configurabili ed estendibili a basso costo e con basse competenze tecnologiche da parte di utenti esperti o rivenditori ed installatori. </text:p>
        </text:list-item>
      </text:list>
      <text:p text:style-name="P20"/>
      <text:p text:style-name="P22"><text:span text:style-name="T5"><text:tab/>L'obiettivo è quello di automatizzare la codifica di database relazionali, tramite specifiche funzionali di “altissimo livello”, distogliendo il programmatore dalla difficoltà tecnologica e focalizzando l'attenzione sulla parte applicativa.</text:span><text:span text:style-name="T20"> </text:span><text:span text:style-name="T9">In questo scenario un punto di particolare importanza è la validazione dei dati prima della transazione verso il </text:span><text:span text:style-name="T10">database</text:span><text:span text:style-name="T11">. I sistemi relazionali effettuano le validazioni dei dati considerati staticamente, le procedure transazionali sono coinvolte nei processi applicativi. È quindi fondamentale poter configurare ed estendere la fase di validazione del dato che sta per essere inserito nella base dati. </text:span></text:p>
      <text:p text:style-name="P20"/>
      <text:p text:style-name="P22"><text:span text:style-name="T5"><text:tab/></text:span><text:span text:style-name="T9">Il progetto BR-jsys si inserisce in questo contesto e si prefigge di realizzare un sistema di Regole di </text:span><text:span text:style-name="T10">Business </text:span><text:span text:style-name="T11">da associare a </text:span><text:span text:style-name="T10">Business </text:span><text:span text:style-name="T12">Objects</text:span><text:span text:style-name="T10"> </text:span><text:span text:style-name="T11">(rappresentati da classi Java) a tempo d’esecuzione, questi sono i suoi obiettivi: </text:span></text:p>
      <text:p text:style-name="P20"/>
      <text:list text:style-name="L5">
        <text:list-item>
          <text:p text:style-name="P39">realizzazione di un linguaggio per definire le regole di validazione e calcolo per classi J2EE </text:p>
        </text:list-item>
        <text:list-item>
          <text:p text:style-name="P30"><text:span text:style-name="T13">realizzazione di un </text:span><text:span text:style-name="T16">repository</text:span><text:span text:style-name="T14"> </text:span><text:span text:style-name="T15">di regole (possibilmente in formato XML) </text:span></text:p>
        </text:list-item>
        <text:list-item>
          <text:p text:style-name="P27">realizzazione di un validatore che verifichi la coerenza delle regole </text:p>
        </text:list-item>
        <text:list-item>
          <text:p text:style-name="P27">realizzazione di API per eseguire le regole di validazione e ottenere il risultato della <text:soft-page-break/>valutazione, sia come accettazione dei valori o meno che come messaggi di errore da presentare all'utente</text:p>
        </text:list-item>
        <text:list-item>
          <text:p text:style-name="P30"><text:span text:style-name="T15">realizzazione di un interprete che valuti le regole lette dal </text:span><text:span text:style-name="T16">repository</text:span><text:span text:style-name="T14"> </text:span><text:span text:style-name="T15">nel contesto della classe che realizza il </text:span><text:span text:style-name="T14">business </text:span><text:span text:style-name="T16">object</text:span><text:span text:style-name="T14"> </text:span><text:span text:style-name="T15">e che indichi se è possibile proseguire con la transazione verso il database. </text:span></text:p>
        </text:list-item>
      </text:list>
      <text:p text:style-name="P23"/>
      <text:p text:style-name="P21"/>
      <text:p text:style-name="P19">3. Conoscenze essenziali per la realizzazione del progetto</text:p>
      <text:p text:style-name="P19"/>
      <text:p text:style-name="P21"><text:tab/>Il progetto BR-jsys richiede conoscenze tecnologiche specifiche per la sua realizzazione, in particolare:</text:p>
      <text:p text:style-name="P21"/>
      <text:list text:style-name="L6">
        <text:list-item>
          <text:p text:style-name="P35">Conoscenza della <text:span text:style-name="T4">Business Logic</text:span>, utilizzata per le regole depositate nel repository scritto attraverso linguaggio XML<text:span text:style-name="T8"> e applicate all'intero sistema</text:span></text:p>
        </text:list-item>
      </text:list>
      <text:list text:style-name="L7">
        <text:list-item>
          <text:p text:style-name="P36">Conoscenza dei seguenti linguaggi: XML e SQL (database), Java 2 EE (programmi), HTML+CSS+Javascript+AJAX (servizi web).</text:p>
        </text:list-item>
      </text:list>
      <text:p text:style-name="P21"/>
      <text:p text:style-name="P21">L'azienda committente offre supporto parziale per la realizzazione del progetto e quindi l'apprendimento di linguaggi o altri elementi che non fanno parte dell'esperienza del gruppo StyloSoft dovrà essere affrontato all'interno dello stesso. L'azienda ha comunque nominato un incaricato, per avere supporto nell'interazione con il progetto globale, che sarà reperibile al seguente indirizzo e-mail: Gregorio.Piccoli@zucchetti.it.</text:p>
      <text:p text:style-name="P21"/>
      <text:p text:style-name="P19">4. Fattibilità</text:p>
      <text:p text:style-name="P19"/>
      <text:p text:style-name="P14"><text:tab/>A seguito di un attento esame delle conoscenze richieste per lo sviluppo del software in questione, il gruppo StyloSoft decide di non accettare il capitolato. Il motivo del rifiuto risiede principalmente nell'ammontare di ore necessarie per assimilare le conoscenze di base per la realizzazione del progetto. Tale costo aggiuntivo non permette a StyloSoft di fare un'offerta competitiva al committ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Default" style:family="paragraph" style:parent-style-name="Standard">
      <style:paragraph-properties>
        <style:tab-stops/>
      </style:paragraph-properties>
      <style:text-properties style:font-name="Times New Roman1" style:font-name-asian="Times New Roman1" style:font-name-complex="Times New Roman1"/>
    </style:style>
    <style:style style:name="Corpo_20_del_20_testo" style:display-name="Corpo del testo" style:family="paragraph" style:parent-style-name="Default" style:next-style-name="Default">
      <style:paragraph-properties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text:line-break/>Progetto BR-jsys</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11/07</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compa</dc:creator>
    <dc:date>2007-12-06T19:57:27</dc:date>
    <meta:print-date>2005-11-30T16:25:56</meta:print-date>
    <meta:editing-cycles>301</meta:editing-cycles>
    <meta:editing-duration>P1DT4H38M26S</meta:editing-duration>
    <meta:user-defined meta:name="Info 1"/>
    <meta:user-defined meta:name="Info 2"/>
    <meta:user-defined meta:name="Info 3"/>
    <meta:user-defined meta:name="Info 4"/>
    <meta:document-statistic meta:table-count="3" meta:image-count="1" meta:object-count="0" meta:page-count="4" meta:paragraph-count="53" meta:word-count="668" meta:character-count="4981"/>
  </office:meta>
</office:document-meta>
</file>